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2" text:continue-numbering="true" text:continue-list="list_Bar11"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4" text:continue-numbering="true" text:continue-list="list_Bar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5" text:continue-numbering="true" text:continue-list="list_Bar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6" text:continue-numbering="true" text:continue-list="list_Bar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8" text:continue-numbering="true" text:continue-list="list_Bar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19" text:continue-numbering="true" text:continue-list="list_Bar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1" text:continue-numbering="true" text:continue-list="list_Bar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2" text:continue-numbering="true" text:continue-list="list_Bar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4" text:continue-numbering="true" text:continue-list="list_Bar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5" text:continue-numbering="true" text:continue-list="list_Bar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27" text:continue-numbering="true" text:continue-list="list_Bar2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8" text:continue-numbering="true" text:continue-list="list_Bar2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29" text:continue-numbering="true" text:continue-list="list_Bar28"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0" text:continue-numbering="true" text:continue-list="list_Bar29"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1" text:continue-numbering="true" text:continue-list="list_Bar30"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2" text:continue-numbering="true" text:continue-list="list_Bar31"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3" text:continue-numbering="true" text:continue-list="list_Bar32"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4" text:continue-numbering="true" text:continue-list="list_Bar33"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5" text:continue-numbering="true" text:continue-list="list_Bar34"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6" text:continue-numbering="true" text:continue-list="list_Bar35"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7" text:continue-numbering="true" text:continue-list="list_Bar36"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8" text:continue-numbering="true" text:continue-list="list_Bar37"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39" text:continue-numbering="true" text:continue-list="list_Bar38"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0" text:continue-numbering="true" text:continue-list="list_Bar39"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1" text:continue-numbering="true" text:continue-list="list_Bar40"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Bar42" text:continue-numbering="true" text:continue-list="list_Bar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3" text:continue-numbering="true" text:continue-list="list_Bar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4" text:continue-numbering="true" text:continue-list="list_Bar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5" text:continue-numbering="true" text:continue-list="list_Bar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6" text:continue-numbering="true" text:continue-list="list_Bar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7" text:continue-numbering="true" text:continue-list="list_Bar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8" text:continue-numbering="true" text:continue-list="list_Bar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9" text:continue-numbering="true" text:continue-list="list_Bar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0" text:continue-numbering="true" text:continue-list="list_Bar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1" text:continue-numbering="true" text:continue-list="list_Bar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2" text:continue-numbering="true" text:continue-list="list_Bar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3" text:continue-numbering="true" text:continue-list="list_Bar5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4" text:continue-numbering="true" text:continue-list="list_Bar5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5" text:continue-numbering="true" text:continue-list="list_Bar5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56" text:continue-numbering="true" text:continue-list="list_Bar5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57" text:continue-numbering="true" text:continue-list="list_Bar5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58" text:continue-numbering="true" text:continue-list="list_Bar5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5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60" text:continue-numbering="true" text:continue-list="list_Bar5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1" text:continue-numbering="true" text:continue-list="list_Bar6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2" text:continue-numbering="true" text:continue-list="list_Bar6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